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Nunito_2.ttf" manifest:media-type="application/x-font-ttf"/>
  <manifest:file-entry manifest:full-path="Fonts/Font_Liberation_Sans_1.ttf" manifest:media-type="application/x-font-ttf"/>
  <manifest:file-entry manifest:full-path="Fonts/Font_Nunito_3.ttf" manifest:media-type="application/x-font-ttf"/>
  <manifest:file-entry manifest:full-path="Fonts/Font_Liberation_Sans_2.ttf" manifest:media-type="application/x-font-ttf"/>
  <manifest:file-entry manifest:full-path="Fonts/Font_Nunito_4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Nunito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>
      <svg:font-face-src>
        <svg:font-face-uri xlink:href="Fonts/Font_Nunito_1.ttf" xlink:type="simple" loext:font-style="normal" loext:font-weight="normal">
          <svg:font-face-format svg:string="truetype"/>
        </svg:font-face-uri>
        <svg:font-face-uri xlink:href="Fonts/Font_Nunito_2.ttf" xlink:type="simple" loext:font-style="normal" loext:font-weight="bold">
          <svg:font-face-format svg:string="truetype"/>
        </svg:font-face-uri>
        <svg:font-face-uri xlink:href="Fonts/Font_Nunito_3.ttf" xlink:type="simple" loext:font-style="italic" loext:font-weight="normal">
          <svg:font-face-format svg:string="truetype"/>
        </svg:font-face-uri>
        <svg:font-face-uri xlink:href="Fonts/Font_Nunito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166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s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trollare l'efficienza dell'impianto idrico e verificare la presenza di eventuali perdite: con un rubinetto che gocciola si possono perdere fino a 5 litri al giorno d'acqua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n fare scorrere inutilmente l'acqua. L'esempio più classico? Lavarsi i denti con il rubinetto aperto, sprecando fino a 30 litri d'acqua, a fronte di un solo litro e mezzo con un utilizzo corretto.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zionalizzare gli utilizzi anche in cucina , usando bacinelle per il lavaggio della verdura invece dell'acqua corrente. Attenzione anche quando si lavano i piatti a mano: tenere il rubinetto aperto significa lasciare scorrere 12 litri al minuto se non si chiude il rubinetto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congelare gli alimenti all'aria ed in una bacinella L'abitudine di lasciarli sotto l'acqua corrente calda o fredda comporta un consumo di circa sei litri al minuto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utilizzare l'acqua tolta dall'acquario Si può usare per annaffiare le piante e i fiori in quanto è ricca di sostanze fertilizzanti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el caso in cui si usi la lavastoviglie, i piatti possono prima essere sciacquati con l'acqua di cottura della pasta o usata per lavare le verdure.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Utilizzare lavastoviglie e lavatrici sempre a pieno carico. Questi i consumi medi stimati: fino a 15 litri per un carico di lavastoviglie (classe A) senza prelavaggio (7 litri in classe A+++), 45 litri per un carico di lavatrice (classe A), preferendo lavaggi a temperature basse. ENEA inoltre specifica che con l'installazione di pannelli solari si eviterebbero i consumi elettrici per scaldare l'acqua necessaria agli elettrodomestici.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ostituire i vecchi elettrodomestici con modello a risparmio energetico. Dovendo sostituire una nuova lavatrice o lavastoviglie, acquista quelle di nuova generazione che consentono di risparmiare il 50% d'acqua e di regolare la quantità erogata in base al carico. Per avere il massimo dell'efficienza e del risparmio, selezionare la modalità eco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e possibile utilizzare rubinetti con sensori o comunque utilizzare dispositivi che riducono il flusso dell'acqua (valvole rompigetto)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stallare sciacquoni a doppio tasto. In questo modo è possibile risparmiare anche 100 litri d'acqua al giorno, considerando che con lo scarico monopulsante si usano fino a 16 litri di acqua.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referire l'uso della doccia a quello della vasca da bagno. Nel primo caso si usano 40 litri d'acqua, mentre nel secondo si consumano mediamente fra i 100 e i 160 litri di acqua. Il risparmio è di circa 1.200 litri d'acqua all'anno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n caso di lunghi periodi di inutilizzo (ad esempio quando si parte), è bene chiudere l'impianto idrico centrale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stallare sistemi di raccolta per l'acqua piovana per usi non potabili (ad esempio lavaggio auto) e per innaffiare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tilizzare sistemi temporizzati per l'irrigazione a goccia o in subirrigazione, ottenendo maggiore efficienza idrica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Innaffiare, se proprio è indispensabile farlo, le piante del tuo balcone o giardino, la notte (23- 5). L'acqua evaporerà più lentamente, per un risparmio medio complessivo di circa 5-10 mila litri all'anno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Non utilizzare l'acqua potabile per il lavaggio dei veicoli privati e in ogni caso utilizzando il secchio anziché il getto continuo , in questo modo potremmo risparmiare 400-500 litri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n utilizzare l'acqua potabile per il lavaggio di aree cortilizie e piazzali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Non utilizzare l'acqua potabile per alimentare fontane ornamentali, vasche e piscine. La grave crisi che attraversiamo ne impone il non utilizzo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ecuperare l'acqua di condensa dei condizionatori o dell'asciugatrice e riutilizzarla per usi domestici, ad esempio per il ferro da stiro (è molto simile all'acqua distillata o demineralizzata)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iversificare l'uso dell'acqua a seconda della sua qualità: tra acqua potabile, piovana, grigia e nera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tilizzare, se possibile , tecnologie per il riutilizzo delle acque generate dalle operazioni di igiene personale (acque grigie)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 giardino, effettuare operazioni sul terreno per trattenere il più possibile l'acqua.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Installare coperture vegetali sui tetti e giardini pensili. Esse possono assorbire fino al 50% di acqua piovana, riducono la possibilità di allagamenti in caso di forti precipitazioni. Non solo: esse favoriscono l'isolamento termico del tetto, riducono le polveri sottili e creano un microclima più gradevole, con meno calore dovuto all'irraggiamento.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Utilizzare pavimentazioni drenanti nelle superfici esterne agli edifici , favorendo la ricarica delle falde e mitigando l'effetto "isola di calore".</text:p>
          </table:table-cell>
        </table:table-row>
        <table:table-row table:style-name="ro6" table:number-rows-repeated="1048550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adornments="Regular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vertical-align="top"/>
      <style:text-properties style:font-name="Nunito" fo:font-family="Nuni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16:04:04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1:25:53.043000000</meta:creation-date>
    <dc:title>andy</dc:title>
    <meta:editing-duration>PT1H19M50S</meta:editing-duration>
    <meta:editing-cycles>5</meta:editing-cycles>
    <meta:generator>LibreOffice/24.2.1.2$Windows_X86_64 LibreOffice_project/db4def46b0453cc22e2d0305797cf981b68ef5ac</meta:generator>
    <dc:date>2024-04-07T16:05:24.657000000</dc:date>
    <meta:document-statistic meta:table-count="1" meta:cell-count="50" meta:object-count="0"/>
    <meta:template xlink:type="simple" xlink:actuate="onRequest" xlink:title="andy" xlink:href="file:///C:/Users/aborr/AppData/Roaming/LibreOffice/4/user/template/andy.ots" meta:date="2024-04-06T11:25:52.227000000"/>
  </office:meta>
</office:document-meta>
</file>